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49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3"/>
          <table:covered-table-cell table:style-name="ce34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3"/>
          <table:covered-table-cell table:style-name="ce34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3"/>
          <table:covered-table-cell table:style-name="ce34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3"/>
          <table:covered-table-cell table:style-name="ce34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3"/>
          <table:covered-table-cell table:style-name="ce34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5" office:value-type="string">
            <text:p>6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5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6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6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53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6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39"/>
          <table:table-cell table:style-name="ce22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6"/>
          <table:table-cell table:style-name="ce19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39"/>
          <table:table-cell table:style-name="ce22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8"/>
          <table:table-cell table:style-name="ce20" table:number-columns-repeated="2"/>
          <table:table-cell table:style-name="ce37"/>
          <table:table-cell table:style-name="ce32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1" svg:width="4.172cm" svg:height="1.386cm" svg:x="11.2cm" svg:y="4.579cm" draw:caption-point-x="-11.2cm" draw:caption-point-y="-4.579cm">
              <dc:creator>PP</dc:creator>
              <dc:date>2008-02-20T00:00:00</dc:date>
              <text:p text:style-name="P2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1" svg:width="2.891cm" svg:height="1.781cm" svg:x="14.089cm" svg:y="4.578cm" draw:caption-point-x="-14.089cm" draw:caption-point-y="-4.578cm">
              <dc:creator>PP</dc:creator>
              <dc:date>2008-02-20T00:00:00</dc:date>
              <text:p text:style-name="P2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1" svg:width="2.891cm" svg:height="1.781cm" svg:x="11.2cm" svg:y="5.003cm" draw:caption-point-x="-11.2cm" draw:caption-point-y="-5.003cm">
              <dc:creator>PP</dc:creator>
              <dc:date>2008-02-20T00:00:00</dc:date>
              <text:p text:style-name="P2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1" svg:width="2.891cm" svg:height="1.781cm" svg:x="14.089cm" svg:y="5.003cm" draw:caption-point-x="-14.089cm" draw:caption-point-y="-5.003cm">
              <dc:creator>PP</dc:creator>
              <dc:date>2008-02-20T00:00:00</dc:date>
              <text:p text:style-name="P2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32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32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3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7" table:number-columns-repeated="3"/>
          <table:table-cell table:style-name="ce44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6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9" table:number-columns-repeated="3"/>
          <table:table-cell table:style-name="ce46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6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6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1" svg:width="2.899cm" svg:height="1.386cm" svg:x="5.422cm" svg:y="16.149cm" draw:caption-point-x="-5.422cm" draw:caption-point-y="-16.149cm">
              <dc:creator>PP</dc:creator>
              <dc:date>2008-04-03T00:00:00</dc:date>
              <text:p text:style-name="P1">Tomcat refuse un lien sur un autre lien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1"/>
          <table:table-cell table:number-columns-repeated="240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62" office:value-type="string">
            <text:p>√</text:p>
          </table:table-cell>
          <table:table-cell table:number-columns-repeated="2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1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7">
          <table:table-cell table:style-name="ce6"/>
          <table:table-cell table:style-name="ce13"/>
          <table:table-cell table:number-columns-repeated="249"/>
        </table:table-row>
        <table:table-row table:style-name="ro6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number-columns-repeated="229"/>
        </table:table-row>
        <table:table-row table:style-name="ro6">
          <table:table-cell office:value-type="string">
            <text:p>defaul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6">
          <table:table-cell office:value-type="string">
            <text:p>intra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77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3">03/04/2008</text:date>, <text:time>13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4-03T13:46:53</dc:date>
    <meta:editing-cycles>66</meta:editing-cycles>
    <meta:editing-duration>P5DT8H57M55S</meta:editing-duration>
    <meta:user-defined meta:name="Info 1"/>
    <meta:user-defined meta:name="Info 2"/>
    <meta:user-defined meta:name="Info 3"/>
    <meta:user-defined meta:name="Info 4"/>
    <meta:document-statistic meta:table-count="3" meta:cell-count="734"/>
  </office:meta>
</office:document-meta>
</file>